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1"/>
    <style:style style:name="P17" style:family="paragraph" style:parent-style-name="Text_20_body" style:list-style-name="L21">
      <style:text-properties style:font-name="Arial" fo:font-size="14p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0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41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42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Standard" style:list-style-name="L8"/>
    <style:style style:name="P44" style:family="paragraph" style:parent-style-name="Table_20_Contents" style:list-style-name="L2"/>
    <style:style style:name="P45" style:family="paragraph" style:parent-style-name="Table_20_Contents" style:list-style-name="L3"/>
    <style:style style:name="P46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47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48" style:family="paragraph" style:parent-style-name="Table_20_Contents" style:list-style-name="L4"/>
    <style:style style:name="P49" style:family="paragraph" style:parent-style-name="Table_20_Contents" style:list-style-name="L5"/>
    <style:style style:name="P50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size-asian="20pt" style:language-asian="ja" style:country-asian="JP" style:font-size-complex="20pt"/>
    </style:style>
    <style:style style:name="T7" style:family="text">
      <style:text-properties style:font-name="Arial" fo:font-size="14pt" style:font-name-asian="Arial" style:font-size-asian="14pt" style:font-size-complex="14pt"/>
    </style:style>
    <style:style style:name="T8" style:family="text">
      <style:text-properties fo:background-color="#66ff00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931578565034828583" text:style-name="L1">
        <text:list-item>
          <text:p text:style-name="P21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192703675793219511" text:style-name="L2">
              <text:list-item>
                <text:p text:style-name="P44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44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3690539828589332799" text:style-name="L3">
              <text:list-item>
                <text:p text:style-name="P45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46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29242216" text:continue-list="list931578565034828583" text:style-name="L1">
        <text:list-item>
          <text:p text:style-name="P21">SEARCH</text:p>
          <text:list>
            <text:list-item>
              <text:p text:style-name="P21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21">READ</text:p>
          <text:list>
            <text:list-item>
              <text:p text:style-name="P21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21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21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21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21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21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21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42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4108258232971040982" text:style-name="L4">
              <text:list-item>
                <text:p text:style-name="P48">个人的研究</text:p>
              </text:list-item>
              <text:list-item>
                <text:p text:style-name="P48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2599598030540661938" text:style-name="L5">
              <text:list-item>
                <text:p text:style-name="P47">to : contemporary audience</text:p>
              </text:list-item>
              <text:list-item>
                <text:p text:style-name="P49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47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29237810" text:continue-list="list29242216" text:style-name="L1">
        <text:list-item>
          <text:list>
            <text:list-item>
              <text:list>
                <text:list-item>
                  <text:p text:style-name="P21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6489288607763771097" text:style-name="L6">
        <text:list-item>
          <text:p text:style-name="P22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2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6515008650943410055" text:style-name="L7">
        <text:list-item>
          <text:p text:style-name="P23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3">“奥古斯丁不是惟一这样解经的” ==&gt; DROP</text:p>
            </text:list-item>
          </text:list>
        </text:list-item>
        <text:list-item>
          <text:p text:style-name="P50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50">==&gt; DROP</text:p>
            </text:list-item>
          </text:list>
        </text:list-item>
        <text:list-item>
          <text:p text:style-name="P50">SEARCH</text:p>
          <text:list>
            <text:list-item>
              <text:p text:style-name="P50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50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50">READ</text:p>
          <text:list>
            <text:list-item>
              <text:p text:style-name="P50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50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5318953360463060382" text:style-name="L8">
        <text:list-item>
          <text:p text:style-name="P43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8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5683798329220964876" text:style-name="L9">
        <text:list-item>
          <text:p text:style-name="P24">SEARCH</text:p>
          <text:list>
            <text:list-item>
              <text:p text:style-name="P24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4">READ</text:p>
          <text:list>
            <text:list-item>
              <text:p text:style-name="P24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24"/>
        </text:list-item>
      </text:list>
      <text:p text:style-name="P7"/>
      <text:p text:style-name="P7">[next]</text:p>
      <text:list xml:id="list9204181645708415017" text:style-name="L10">
        <text:list-item>
          <text:p text:style-name="P25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2310548334741579170" text:style-name="L11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6">~~ “교의학은, 즉”</text:p>
            </text:list-item>
            <text:list-item>
              <text:p text:style-name="P26">==&gt; ENOUGH</text:p>
            </text:list-item>
          </text:list>
        </text:list-item>
        <text:list-item>
          <text:p text:style-name="P26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6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6">READ</text:p>
          <text:list>
            <text:list-item>
              <text:p text:style-name="P26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6">==&gt; DROP ::]20191201_124739</text:p>
                </text:list-item>
              </text:list>
            </text:list-item>
          </text:list>
        </text:list-item>
        <text:list-item>
          <text:p text:style-name="P39">SEARCH</text:p>
          <text:list>
            <text:list-item>
              <text:p text:style-name="P26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39">READ</text:p>
          <text:list>
            <text:list-item>
              <text:p text:style-name="P26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6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6">重要的术语</text:p>
                      <text:list>
                        <text:list-item>
                          <text:p text:style-name="P26">圣经释经学是什么意思</text:p>
                        </text:list-item>
                        <text:list-item>
                          <text:p text:style-name="P26">(三个)释经过程</text:p>
                        </text:list-item>
                      </text:list>
                    </text:list-item>
                    <text:list-item>
                      <text:p text:style-name="P26">科学导向释经法</text:p>
                    </text:list-item>
                    <text:list-item>
                      <text:p text:style-name="P26">尊崇导向释经法 zun1chong2</text:p>
                    </text:list-item>
                  </text:list>
                </text:list-item>
                <text:list-item>
                  <text:p text:style-name="P26">圣经释经学 </text:p>
                  <text:list>
                    <text:list-item>
                      <text:p text:style-name="P26">诠释学 quan2shi4</text:p>
                    </text:list-item>
                    <text:list-item>
                      <text:p text:style-name="P26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4764128083455294870" text:style-name="L12">
        <text:list-item>
          <text:p text:style-name="P27">http://oldfaith.net/01exposit/02nt/2-01마태복음.htm#5장: 완전한 의의 삶 “심령이 가난한 자는 천국이”</text:p>
        </text:list-item>
        <text:list-item>
          <text:p text:style-name="P27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8">/ 20191201_132223</text:span>]</text:p>
      <text:p text:style-name="P7"><text:soft-page-break/></text:p>
      <text:p text:style-name="P10"/>
      <text:p text:style-name="P14"><text:span text:style-name="T9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7575587617860177877" text:style-name="L13">
        <text:list-item>
          <text:p text:style-name="P28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28">학(學)</text:p>
              <text:list>
                <text:list-item>
                  <text:p text:style-name="P28">words</text:p>
                  <text:list>
                    <text:list-item>
                      <text:p text:style-name="P28">체계적 연구 <text:span text:style-name="T1">体系的研究</text:span></text:p>
                    </text:list-item>
                    <text:list-item>
                      <text:p text:style-name="P28">사실들<text:span text:style-name="T1"> 事実</text:span></text:p>
                    </text:list-item>
                    <text:list-item>
                      <text:p text:style-name="P28">원리들 <text:span text:style-name="T1">原理</text:span></text:p>
                    </text:list-item>
                    <text:list-item>
                      <text:p text:style-name="P40">지식 知識</text:p>
                    </text:list-item>
                  </text:list>
                </text:list-item>
              </text:list>
            </text:list-item>
            <text:list-item>
              <text:p text:style-name="P40">신학 神学</text:p>
              <text:list>
                <text:list-item>
                  <text:p text:style-name="P40">에 관한 関して</text:p>
                  <text:list>
                    <text:list-item>
                      <text:p text:style-name="P40">하나님</text:p>
                    </text:list-item>
                    <text:list-item>
                      <text:p text:style-name="P40">그의 진리들</text:p>
                    </text:list-item>
                  </text:list>
                </text:list-item>
                <text:list-item>
                  <text:p text:style-name="P40">체계적 지식 → ‘조직신학’(systematic theology)</text:p>
                </text:list-item>
                <text:list-item>
                  <text:p text:style-name="P28">엄격한 의미 → 조직신학</text:p>
                </text:list-item>
              </text:list>
            </text:list-item>
            <text:list-item>
              <text:p text:style-name="P28">성경 <text:span text:style-name="T1">聖書</text:span></text:p>
              <text:list>
                <text:list-item>
                  <text:p text:style-name="P28">하나님의</text:p>
                </text:list-item>
                <text:list-item>
                  <text:p text:style-name="P28">특별계시들</text:p>
                </text:list-item>
                <text:list-item>
                  <text:p text:style-name="P28">기록</text:p>
                </text:list-item>
              </text:list>
            </text:list-item>
            <text:list-item>
              <text:p text:style-name="P28">신학</text:p>
              <text:list>
                <text:list-item>
                  <text:p text:style-name="P28">성경에 계시된</text:p>
                </text:list-item>
                <text:list-item>
                  <text:p text:style-name="P28">하나님의</text:p>
                </text:list-item>
                <text:list-item>
                  <text:p text:style-name="P28">진리들에 관한</text:p>
                </text:list-item>
                <text:list-item>
                  <text:p text:style-name="P28">체계적인</text:p>
                </text:list-item>
                <text:list-item>
                  <text:p text:style-name="P28">지식</text:p>
                </text:list-item>
              </text:list>
            </text:list-item>
            <text:list-item>
              <text:p text:style-name="P28">자유주의 신학 <text:span text:style-name="T1">自由主義神学</text:span></text:p>
              <text:list>
                <text:list-item>
                  <text:p text:style-name="P28">신에 대한 <text:span text:style-name="T1">神への</text:span></text:p>
                </text:list-item>
                <text:list-item>
                  <text:p text:style-name="P28">인간의</text:p>
                </text:list-item>
                <text:list-item>
                  <text:p text:style-name="P28">주관적 신앙 <text:span text:style-name="T1">主観的信仰</text:span></text:p>
                </text:list-item>
                <text:list-item>
                  <text:p text:style-name="P40">종교경험 宗教経験</text:p>
                </text:list-item>
                <text:list-item>
                  <text:p text:style-name="P40">~의 학</text:p>
                </text:list-item>
              </text:list>
            </text:list-item>
            <text:list-item>
              <text:p text:style-name="P40">~~ “입장이다” <text:s/></text:p>
            </text:list-item>
          </text:list>
        </text:list-item>
        <text:list-item>
          <text:p text:style-name="P28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40"/>
        </text:list-item>
      </text:list>
      <text:p text:style-name="P7"/>
      <text:p text:style-name="P7">[next]</text:p>
      <text:list xml:id="list8686933019914983248" text:style-name="L14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8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2805723274630310053" text:style-name="L15">
        <text:list-item>
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30">“교의” <text:span text:style-name="T1">教義</text:span></text:p>
              <text:list>
                <text:list-item>
                  <text:p text:style-name="P30">하나님의</text:p>
                  <text:list>
                    <text:list-item>
                      <text:p text:style-name="P30">진리에 관한 <text:span text:style-name="T1">真理</text:span></text:p>
                    </text:list-item>
                  </text:list>
                </text:list-item>
                <text:list-item>
                  <text:p text:style-name="P30">교회의</text:p>
                  <text:list>
                    <text:list-item>
                      <text:p text:style-name="P30">공식적인</text:p>
                    </text:list-item>
                    <text:list-item>
                      <text:p text:style-name="P30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30">“교리” <text:span text:style-name="T1">教理</text:span></text:p>
              <text:list>
                <text:list-item>
                  <text:p text:style-name="P30">말로 표현된 <text:span text:style-name="T1">表現</text:span></text:p>
                </text:list-item>
                <text:list-item>
                  <text:p text:style-name="P30">진리</text:p>
                </text:list-item>
                <text:list-item>
                  <text:p text:style-name="P30">(진리와 거의 동일시되나)</text:p>
                </text:list-item>
              </text:list>
            </text:list-item>
            <text:list-item>
              <text:p text:style-name="P30">“교의학”</text:p>
              <text:list>
                <text:list-item>
                  <text:p text:style-name="P30">A</text:p>
                  <text:list>
                    <text:list-item>
                      <text:p text:style-name="P30">내용적으로</text:p>
                    </text:list-item>
                    <text:list-item>
                      <text:p text:style-name="P30">조직신학 <text:span text:style-name="T1">組織神学</text:span></text:p>
                    </text:list-item>
                  </text:list>
                </text:list-item>
                <text:list-item>
                  <text:p text:style-name="P30">B (헤르만 바빙크)</text:p>
                  <text:list>
                    <text:list-item>
                      <text:p text:style-name="P30">하나님의 지식에 대한</text:p>
                    </text:list-item>
                    <text:list-item>
                      <text:p text:style-name="P30">학문적 <text:span text:style-name="T1">学問的</text:span></text:p>
                    </text:list-item>
                    <text:list-item>
                      <text:p text:style-name="P30">체계 <text:span text:style-name="T1">体系</text:span></text:p>
                    </text:list-item>
                  </text:list>
                </text:list-item>
                <text:list-item>
                  <text:p text:style-name="P30">C (박형룡)</text:p>
                  <text:list>
                    <text:list-item>
                      <text:p text:style-name="P30">a</text:p>
                      <text:list>
                        <text:list-item>
                          <text:p text:style-name="P30">성경이</text:p>
                        </text:list-item>
                        <text:list-item>
                          <text:p text:style-name="P30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30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41">b</text:p>
                      <text:list>
                        <text:list-item>
                          <text:p text:style-name="P41">성경 진리의</text:p>
                        </text:list-item>
                        <text:list-item>
                          <text:p text:style-name="P41">조직적</text:p>
                        </text:list-item>
                        <text:list-item>
                          <text:p text:style-name="P41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성경신학(Biblical Theology)</text:p>
              <text:list>
                <text:list-item>
                  <text:list>
                    <text:list-item>
                      <text:p text:style-name="P30">하나님의 진리들을</text:p>
                    </text:list-item>
                    <text:list-item>
                      <text:p text:style-name="P30">역사적으로</text:p>
                    </text:list-item>
                    <text:list-item>
                      <text:p text:style-name="P30">연대순으로</text:p>
                    </text:list-item>
                  </text:list>
                </text:list-item>
                <text:list-item>
                  <text:p text:style-name="P30"><text:span text:style-name="T1">⇔ </text:span>조직신학</text:p>
                  <text:list>
                    <text:list-item>
                      <text:p text:style-name="P30">주제별로</text:p>
                    </text:list-item>
                    <text:list-item>
                      <text:p text:style-name="P30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8918244003358114" text:style-name="L16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8">/ 20191202_164946</text:span>]</text:p>
      <text:p text:style-name="P7"/>
      <text:p text:style-name="P11"/>
      <text:p text:style-name="P7"/>
      <text:p text:style-name="P7"/>
      <text:p text:style-name="P14"><text:span text:style-name="T9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9074291488655461550" text:style-name="L17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32">“신학”</text:p>
              <text:list>
                <text:list-item>
                  <text:p text:style-name="P32">성경에</text:p>
                </text:list-item>
                <text:list-item>
                  <text:p text:style-name="P32">계시된</text:p>
                </text:list-item>
                <text:list-item>
                  <text:p text:style-name="P32">하나님의</text:p>
                </text:list-item>
                <text:list-item>
                  <text:p text:style-name="P32">진리들에 대한</text:p>
                </text:list-item>
                <text:list-item>
                  <text:p text:style-name="P32">체계적</text:p>
                </text:list-item>
                <text:list-item>
                  <text:p text:style-name="P32">지식</text:p>
                </text:list-item>
              </text:list>
            </text:list-item>
            <text:list-item>
              <text:p text:style-name="P32">신학의 성격</text:p>
              <text:list>
                <text:list-item>
                  <text:p text:style-name="P32">성경적</text:p>
                </text:list-item>
                <text:list-item>
                  <text:p text:style-name="P32">교회적</text:p>
                </text:list-item>
                <text:list-item>
                  <text:p text:style-name="P32">권위적</text:p>
                </text:list-item>
              </text:list>
            </text:list-item>
            <text:list-item>
              <text:p text:style-name="P32">A</text:p>
              <text:list>
                <text:list-item>
                  <text:p text:style-name="P32">성경의</text:p>
                  <text:list>
                    <text:list-item>
                      <text:p text:style-name="P32">신적 권위성</text:p>
                    </text:list-item>
                  </text:list>
                </text:list-item>
                <text:list-item>
                  <text:p text:style-name="P32">성경의</text:p>
                  <text:list>
                    <text:list-item>
                      <text:p text:style-name="P32">모든 진리들의</text:p>
                    </text:list-item>
                    <text:list-item>
                      <text:p text:style-name="P32">신적 권위성</text:p>
                    </text:list-item>
                  </text:list>
                </text:list-item>
                <text:list-item>
                  <text:p text:style-name="P32">신학</text:p>
                  <text:list>
                    <text:list-item>
                      <text:p text:style-name="P32">성경의 진리들을</text:p>
                    </text:list-item>
                    <text:list-item>
                      <text:p text:style-name="P32">체계적으로</text:p>
                    </text:list-item>
                    <text:list-item>
                      <text:p text:style-name="P32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995088201783778592" text:style-name="L18">
        <text:list-item>
          <text:p text:style-name="P33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8">/ 20191203_100842</text:span>]</text:p>
      <text:p text:style-name="P7"/>
      <text:p text:style-name="P11"/>
      <text:p text:style-name="P14"><text:span text:style-name="T9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6240039839120431859" text:style-name="L22">
        <text:list-item>
          <text:p text:style-name="P36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36">넷째로</text:p>
              <text:list>
                <text:list-item>
                  <text:p text:style-name="P36">성경</text:p>
                  <text:list>
                    <text:list-item>
                      <text:p text:style-name="P36">내용 → 변할수 없</text:p>
                    </text:list-item>
                  </text:list>
                </text:list-item>
                <text:list-item>
                  <text:p text:style-name="P36">신학</text:p>
                  <text:list>
                    <text:list-item>
                      <text:p text:style-name="P36">기본 내용 → 변할수 없</text:p>
                    </text:list-item>
                  </text:list>
                </text:list-item>
                <text:list-item>
                  <text:p text:style-name="P36">신학</text:p>
                  <text:list>
                    <text:list-item>
                      <text:p text:style-name="P36">성경 진리들의</text:p>
                    </text:list-item>
                    <text:list-item>
                      <text:p text:style-name="P36">체계적</text:p>
                    </text:list-item>
                    <text:list-item>
                      <text:p text:style-name="P36">지식</text:p>
                    </text:list-item>
                  </text:list>
                </text:list-item>
              </text:list>
            </text:list-item>
            <text:list-item>
              <text:p text:style-name="P36">신학의 필요성</text:p>
              <text:list>
                <text:list-item>
                  <text:p text:style-name="P36">첫째로 : 기본적 욕구 </text:p>
                </text:list-item>
                <text:list-item>
                  <text:p text:style-name="P36">둘째로 : 효과적 전달</text:p>
                </text:list-item>
              </text:list>
            </text:list-item>
          </text:list>
        </text:list-item>
        <text:list-item>
          <text:p text:style-name="P36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36">释经过程</text:p>
              <text:list>
                <text:list-item>
                  <text:p text:style-name="P36">预备</text:p>
                </text:list-item>
                <text:list-item>
                  <text:p text:style-name="P36">查考</text:p>
                </text:list-item>
                <text:list-item>
                  <text:p text:style-name="P36">应用</text:p>
                </text:list-item>
              </text:list>
            </text:list-item>
            <text:list-item>
              <text:p text:style-name="P36">科学导向释经法</text:p>
              <text:list>
                <text:list-item>
                  <text:p text:style-name="P36">首先 : 方法的合理性</text:p>
                </text:list-item>
                <text:list-item>
                  <text:p text:style-name="P36">第二 : 历史上的例子</text:p>
                </text:list-item>
                <text:list-item>
                  <text:p text:style-name="P36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6405698260073301208" text:style-name="L19">
        <text:list-item>
          <text:p text:style-name="P34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4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4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4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8">/ 20191204_090408</text:span>]</text:p>
      <text:p text:style-name="P7"/>
      <text:p text:style-name="P7"/>
      <text:p text:style-name="P7"><text:span text:style-name="T6">@@@</text:span></text:p>
      <text:p text:style-name="P14"><text:span text:style-name="T9">8</text:span>---------------------------------------------------------------------------</text:p>
      <text:p text:style-name="P13">res free# JVEMV6 37#13_ 8 / 37. miscs / 13. religions / XXXX</text:p>
      <text:p text:style-name="P7"/>
      <text:p text:style-name="P7">[do]</text:p>
      <text:list xml:id="list6921092577415517315" text:style-name="L24">
        <text:list-item>
          <text:p text:style-name="P38"/>
        </text:list-item>
      </text:list>
      <text:p text:style-name="P7"/>
      <text:p text:style-name="P7">[next]</text:p>
      <text:list xml:id="list3621861054687940641" text:style-name="L23">
        <text:list-item>
          <text:p text:style-name="P37"/>
        </text:list-item>
      </text:list>
      <text:p text:style-name="P7"/>
      <text:p text:style-name="P7"/>
      <text:p text:style-name="P7"/>
      <text:p text:style-name="P7">[<text:span text:style-name="T8">/ XXX</text:span>]</text:p>
      <text:p text:style-name="P7"/>
      <text:p text:style-name="P7"/>
      <text:p text:style-name="P7"/>
      <text:p text:style-name="P7"/>
      <text:p text:style-name="P7"/>
      <text:p text:style-name="P15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29260361" text:continue-list="list2310548334741579170" text:style-name="L11">
        <text:list-item>
          <text:p text:style-name="P26"/>
        </text:list-item>
      </text:list>
      <text:p text:style-name="P7"/>
      <text:p text:style-name="P7">[next]</text:p>
      <text:list xml:id="list5344337669750013191" text:style-name="L20">
        <text:list-item>
          <text:p text:style-name="P35"/>
        </text:list-item>
      </text:list>
      <text:p text:style-name="P7"/>
      <text:p text:style-name="P7"/>
      <text:p text:style-name="P7"/>
      <text:p text:style-name="P7">[<text:span text:style-name="T8">/ XXX</text:span>]</text:p>
      <text:p text:style-name="P7"/>
      <text:p text:style-name="P7"/>
      <text:p text:style-name="P7"><text:soft-page-break/></text:p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130_084409</text:p>
      <text:list xml:id="list6402005068380866906" text:style-name="L21">
        <text:list-item>
          <text:p text:style-name="P16"><text:a xlink:type="simple" xlink:href="https://duckduckgo.com/?q=释经学&amp;t=opera&amp;ia=web" text:style-name="Internet_20_link" text:visited-style-name="Visited_20_Internet_20_Link"><text:span text:style-name="T7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29252512" text:continue-numbering="true" text:style-name="L21">
        <text:list-item>
          <text:list>
            <text:list-item>
              <text:p text:style-name="P17"/>
            </text:list-item>
          </text:list>
        </text:list-item>
        <text:list-item>
          <text:p text:style-name="P17">korean docs</text:p>
          <text:list>
            <text:list-item>
              <text:p text:style-name="P17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29243156" text:continue-numbering="true" text:style-name="L21">
        <text:list-item>
          <text:p text:style-name="P17">polish docs</text:p>
          <text:list>
            <text:list-item>
              <text:p text:style-name="P17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ext:soft-page-break/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29241993" text:continue-numbering="true" text:style-name="L21">
        <text:list-item>
          <text:p text:style-name="P17"/>
        </text:list-item>
      </text:list>
      <text:p text:style-name="P12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4T09:04:37.69</dc:date>
    <dc:creator>iwabuchi ken</dc:creator>
    <meta:editing-duration>PT10H18M29S</meta:editing-duration>
    <meta:editing-cycles>23</meta:editing-cycles>
    <meta:generator>OpenOffice/4.1.3$Win32 OpenOffice.org_project/413m1$Build-9783</meta:generator>
    <meta:document-statistic meta:table-count="6" meta:image-count="0" meta:object-count="0" meta:page-count="10" meta:paragraph-count="272" meta:word-count="1754" meta:character-count="7501"/>
  </office:meta>
</office:document-meta>
</file>